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paragraph-rsid="0010d42c"/>
    </style:style>
    <style:style style:name="P2" style:family="paragraph" style:parent-style-name="Standard">
      <style:text-properties fo:language="ru" fo:country="RU" officeooo:paragraph-rsid="00121837"/>
    </style:style>
    <style:style style:name="P3" style:family="paragraph" style:parent-style-name="Standard" style:list-style-name="L1">
      <style:paragraph-properties fo:text-align="justify" style:justify-single-word="false"/>
      <style:text-properties fo:language="ru" fo:country="RU" fo:font-weight="bold" officeooo:paragraph-rsid="00121837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ru" fo:country="RU" officeooo:paragraph-rsid="0010d42c"/>
    </style:style>
    <style:style style:name="P5" style:family="paragraph" style:parent-style-name="Standard" style:list-style-name="L1">
      <style:paragraph-properties fo:text-align="justify" style:justify-single-word="false"/>
      <style:text-properties fo:language="ru" fo:country="RU" officeooo:paragraph-rsid="00121837"/>
    </style:style>
    <style:style style:name="P6" style:family="paragraph" style:parent-style-name="Standard" style:list-style-name="L2">
      <style:text-properties fo:language="ru" fo:country="RU" officeooo:paragraph-rsid="00121837"/>
    </style:style>
    <style:style style:name="P7" style:family="paragraph" style:parent-style-name="Standard" style:list-style-name="L2">
      <style:text-properties fo:language="ru" fo:country="RU" officeooo:paragraph-rsid="0013336c"/>
    </style:style>
    <style:style style:name="P8" style:family="paragraph" style:parent-style-name="Standard">
      <style:paragraph-properties fo:text-align="center" style:justify-single-word="false"/>
      <style:text-properties fo:font-size="12pt" fo:language="ru" fo:country="RU" fo:font-weight="bold" officeooo:paragraph-rsid="0010d42c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paragraph-rsid="00121837" style:font-weight-asian="bold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officeooo:paragraph-rsid="0011fbe0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010d42c"/>
    </style:style>
    <style:style style:name="P12" style:family="paragraph" style:parent-style-name="Standard" style:list-style-name="L2">
      <style:text-properties officeooo:paragraph-rsid="0013336c"/>
    </style:style>
    <style:style style:name="T1" style:family="text">
      <style:text-properties officeooo:rsid="0010d42c"/>
    </style:style>
    <style:style style:name="T2" style:family="text">
      <style:text-properties fo:language="en" fo:country="US" officeooo:rsid="0010d42c"/>
    </style:style>
    <style:style style:name="T3" style:family="text">
      <style:text-properties fo:language="en" fo:country="US" officeooo:rsid="0011fbe0"/>
    </style:style>
    <style:style style:name="T4" style:family="text">
      <style:text-properties fo:language="en" fo:country="US" fo:font-weight="bold" officeooo:rsid="0011fbe0" style:font-weight-asian="bold" style:font-weight-complex="bold"/>
    </style:style>
    <style:style style:name="T5" style:family="text">
      <style:text-properties fo:language="en" fo:country="US" fo:font-weight="bold" officeooo:rsid="00121837" style:font-weight-asian="bold" style:font-weight-complex="bold"/>
    </style:style>
    <style:style style:name="T6" style:family="text">
      <style:text-properties fo:language="en" fo:country="US" fo:font-weight="normal" officeooo:rsid="0011fbe0" style:font-weight-asian="normal" style:font-weight-complex="normal"/>
    </style:style>
    <style:style style:name="T7" style:family="text">
      <style:text-properties fo:language="en" fo:country="US" fo:font-weight="normal" officeooo:rsid="00121837" style:font-weight-asian="normal" style:font-weight-complex="normal"/>
    </style:style>
    <style:style style:name="T8" style:family="text">
      <style:text-properties fo:language="en" fo:country="US" officeooo:rsid="00121837"/>
    </style:style>
    <style:style style:name="T9" style:family="text">
      <style:text-properties fo:language="en" fo:country="US" officeooo:rsid="0013336c"/>
    </style:style>
    <style:style style:name="T10" style:family="text">
      <style:text-properties fo:language="ru" fo:country="RU" officeooo:rsid="0010d42c"/>
    </style:style>
    <style:style style:name="T11" style:family="text">
      <style:text-properties fo:language="ru" fo:country="RU" officeooo:rsid="0011fbe0"/>
    </style:style>
    <style:style style:name="T12" style:family="text">
      <style:text-properties fo:language="ru" fo:country="RU" fo:font-weight="normal" officeooo:rsid="0011fbe0" style:font-weight-asian="normal" style:font-weight-complex="normal"/>
    </style:style>
    <style:style style:name="T13" style:family="text">
      <style:text-properties fo:language="ru" fo:country="RU" officeooo:rsid="00121837"/>
    </style:style>
    <style:style style:name="T14" style:family="text">
      <style:text-properties fo:language="ru" fo:country="RU" officeooo:rsid="0013336c"/>
    </style:style>
    <style:style style:name="T15" style:family="text">
      <style:text-properties officeooo:rsid="0011fbe0"/>
    </style:style>
    <style:style style:name="T16" style:family="text">
      <style:text-properties fo:font-weight="bold" officeooo:rsid="00121837" style:font-weight-asian="bold" style:font-weight-complex="bold"/>
    </style:style>
    <style:style style:name="T17" style:family="text">
      <style:text-properties fo:font-weight="normal" officeooo:rsid="00121837" style:font-weight-asian="normal" style:font-weight-complex="normal"/>
    </style:style>
    <style:style style:name="T18" style:family="text">
      <style:text-properties officeooo:rsid="00121837"/>
    </style:style>
    <style:style style:name="T19" style:family="text">
      <style:text-properties officeooo:rsid="001333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Алгоритм</text:span><text:span text:style-name="T15">ы</text:span><text:span text:style-name="T1"> поведения </text:span><text:span text:style-name="T15">компонента «таблица»</text:span><text:span text:style-name="T1"> при событиях нажатия клавиши </text:span><text:span text:style-name="T2">ENTER</text:span></text:p>
      <text:p text:style-name="P1"><text:span text:style-name="T2"/></text:p>
      <text:p text:style-name="P2"><text:span text:style-name="T1">Определяем реакцию на </text:span><text:span text:style-name="T2">ENTER. </text:span><text:span text:style-name="T1">Если установлен флаг </text:span><text:span text:style-name="T4">ignoreNotEditableCells </text:span><text:span text:style-name="T1"><text:s/></text:span><text:span text:style-name="T18">для </text:span><text:span text:style-name="T1">игнорирования не редактируемых ячеек, обрабатываем по методу </text:span><text:span text:style-name="T3">[</text:span><text:span text:style-name="T1">2</text:span><text:span text:style-name="T3">]</text:span><text:span text:style-name="T1">, иначе по методу </text:span><text:span text:style-name="T3">[</text:span><text:span text:style-name="T1">1</text:span><text:span text:style-name="T3">]</text:span><text:span text:style-name="T1">.</text:span></text:p>
      <text:p text:style-name="P1"><text:span text:style-name="T1"/></text:p>
      <text:p text:style-name="P4"><text:span text:style-name="T1">В </text:span><text:span text:style-name="T15">таблице</text:span><text:span text:style-name="T1"> отслеживаются 2 типа событий: от </text:span><text:span text:style-name="T15">компонента «таблица»</text:span><text:span text:style-name="T1"> непосредственно, типа NiceJTable </text:span><text:span text:style-name="T2">[a],</text:span><text:span text:style-name="T1"> и от компонента редактирования ячейки, типа </text:span><text:span text:style-name="T2">UCTextField [b]</text:span></text:p>
      <text:list xml:id="list27735155" text:style-name="L1">
        <text:list-item>
          <text:p text:style-name="P11"><text:span text:style-name="T13">С</text:span><text:span text:style-name="T10">обытие </text:span><text:span text:style-name="T2">[a] </text:span><text:span text:style-name="T10">возникает если пользователь нажал </text:span><text:span text:style-name="T2">ENTER </text:span><text:span text:style-name="T10">на не редактируемой ячейке, или на редактируемой ячейке перед началом редактирования значения</text:span></text:p>
        </text:list-item>
        <text:list-item>
          <text:p text:style-name="P11"><text:span text:style-name="T13">С</text:span><text:span text:style-name="T10">обытие </text:span><text:span text:style-name="T2">[b] </text:span><text:span text:style-name="T10">возникает если пользователь нажал </text:span><text:span text:style-name="T2">ENTER </text:span><text:span text:style-name="T10">в процессе редактирования ячейки, таким образом завершив процесс редактирования </text:span></text:p>
        </text:list-item>
        <text:list-item>
          <text:p text:style-name="P10"><text:span text:style-name="T11">Если пользователь перевел курсор таблицы на редактируемую ячейку, а затем нажал </text:span><text:span text:style-name="T3">ENTER, </text:span><text:span text:style-name="T11">редактирование ячейки не произойдет . Активируется событие перехода курсора по методу </text:span><text:span text:style-name="T3">[1] </text:span><text:span text:style-name="T11">или </text:span><text:span text:style-name="T3">[2] </text:span><text:span text:style-name="T11">в зависимости от установленного флага </text:span><text:span text:style-name="T4">ignoreNotEditableCells. </text:span><text:span text:style-name="T12">Для редактирования необходимо нажать комбинацию </text:span><text:span text:style-name="T6">CTRL+ENTER.</text:span></text:p>
        </text:list-item>
        <text:list-item>
          <text:p text:style-name="P5"><text:span text:style-name="T17">Если курсор таблицы находится на последней ячейке , по <text:s/>нажатию </text:span><text:span text:style-name="T7">ENTER </text:span><text:span text:style-name="T17">активируется событие </text:span><text:span text:style-name="T5">onEndOfTable</text:span><text:span text:style-name="T7"> </text:span><text:span text:style-name="T17">которое будет программно обработано разработчиком для автоматического добавления данных в модель таблицы(событие должно вернуть </text:span><text:span text:style-name="T5">true</text:span><text:span text:style-name="T17">) с последующим переходом курсора на новую(вновь созданную строку). В случае, если метод вернул </text:span><text:span text:style-name="T5">false</text:span><text:span text:style-name="T7">, </text:span><text:span text:style-name="T17">перехода на новую строку не произойдет. В случаях, если последний столбец таблицы редактируемый, нажатие </text:span><text:span text:style-name="T7">ENTER </text:span><text:span text:style-name="T17">завершает редактирование, а последующее нажатие </text:span><text:span text:style-name="T7">ENTER а</text:span><text:span text:style-name="T17">ктивирует событие</text:span><text:span text:style-name="T16"> </text:span><text:span text:style-name="T5">onEndOfTable</text:span><text:span text:style-name="T7">.</text:span></text:p>
          <text:p text:style-name="P3"><text:span text:style-name="T8"/></text:p>
        </text:list-item>
      </text:list>
      <text:p text:style-name="P9"><text:span text:style-name="T13">1. Реакция на </text:span><text:span text:style-name="T8">ENTER </text:span><text:span text:style-name="T13">в таблице</text:span><text:span text:style-name="T8"> </text:span><text:span text:style-name="T13">при флаге <text:s/></text:span><text:span text:style-name="T3">ignoreNotEditableCells </text:span><text:span text:style-name="T13">= </text:span><text:span text:style-name="T8">false</text:span></text:p>
      <text:list xml:id="list28358221" text:style-name="L2">
        <text:list-item>
          <text:p text:style-name="P6"><text:span text:style-name="T18">Определяем источник события: </text:span><text:span text:style-name="T5">isEditor = true</text:span><text:span text:style-name="T8"> </text:span><text:span text:style-name="T18">если источник </text:span><text:span text:style-name="T8">UCTextField </text:span><text:span text:style-name="T18">компонент.</text:span></text:p>
          <text:p text:style-name="P12"><text:span text:style-name="T14"/></text:p>
          <text:p text:style-name="P12"><text:span text:style-name="T14">Если </text:span><text:span text:style-name="T9">isEditor = false, </text:span><text:span text:style-name="T14">проверяем: </text:span></text:p>
        </text:list-item>
        <text:list-item>
          <text:p text:style-name="P7"><text:span text:style-name="T19">является ли текущая ячейка последней в таблице, и если является, дополнительно проверяем, находится ли таблица в режиме редактирования данных</text:span></text:p>
        </text:list-item>
        <text:list-item>
          <text:p text:style-name="P12"><text:span text:style-name="T14">является ли следующая ячейка последней в таблице;</text:span></text:p>
        </text:list-item>
        <text:list-item>
          <text:p text:style-name="P7"><text:span text:style-name="T19">является ли ячейка редактируемой;</text:span></text:p>
        </text:list-item>
        <text:list-item>
          <text:p text:style-name="P12"><text:span text:style-name="T14">то переводим курсор дальше по таблице, проверка на редактируемость ячейки </text:span><text:span text:style-name="T9"><text:s/></text:span></text:p>
        </text:list-item>
      </text:list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Mono" svg:font-family="'Liberation Mono'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07:48:26.98</meta:creation-date>
    <dc:date>2016-03-10T08:29:03.46</dc:date>
    <meta:editing-duration>PT31M46S</meta:editing-duration>
    <meta:editing-cycles>3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14" meta:word-count="267" meta:character-count="2013" meta:non-whitespace-character-count="1763"/>
  </office:meta>
</office:document-meta>
</file>